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fo:border="0.74pt solid #000000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sing_compare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</text:p>
          </table:table-cell>
          <table:table-cell table:style-name="ce1" office:value-type="string" calcext:value-type="string">
            <text:p>time(ms)</text:p>
          </table:table-cell>
          <table:table-cell table:style-name="ce1" office:value-type="string" calcext:value-type="string">
            <text:p>gm/im</text:p>
          </table:table-cell>
          <table:table-cell table:style-name="ce1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2225" calcext:value-type="float">
            <text:p>0.0252225</text:p>
          </table:table-cell>
          <table:table-cell office:value-type="float" office:value="0.0206612" calcext:value-type="float">
            <text:p>0.0206612</text:p>
          </table:table-cell>
          <table:table-cell office:value-type="float" office:value="0.13" calcext:value-type="float">
            <text:p>0.13</text:p>
          </table:table-cell>
          <table:table-cell office:value-type="float" office:value="5542100" calcext:value-type="float">
            <text:p>5542100</text:p>
          </table:table-cell>
          <table:table-cell table:formula="of:=[.G2]/[.I2]" office:value-type="float" office:value="3.51551194370106" calcext:value-type="float">
            <text:p>3.51551194370106</text:p>
          </table:table-cell>
          <table:table-cell table:formula="of:=[.H2]/[.J2]" office:value-type="float" office:value="1.2305045205506" calcext:value-type="float">
            <text:p>1.2305045205506</text:p>
          </table:table-cell>
          <table:table-cell office:value-type="string" calcext:value-type="string" table:number-columns-spanned="4" table:number-rows-spanned="1">
            <text:p>Nota: Padding erroneo en gabor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113" calcext:value-type="float">
            <text:p>0.08781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6338" calcext:value-type="float">
            <text:p>0.0246338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3" calcext:value-type="float">
            <text:p>0.13</text:p>
          </table:table-cell>
          <table:table-cell office:value-type="float" office:value="3153410" calcext:value-type="float">
            <text:p>3153410</text:p>
          </table:table-cell>
          <table:table-cell table:formula="of:=[.G3]/[.I3]" office:value-type="float" office:value="3.56466724581672" calcext:value-type="float">
            <text:p>3.56466724581672</text:p>
          </table:table-cell>
          <table:table-cell table:formula="of:=[.H3]/[.J3]" office:value-type="float" office:value="1.21500187110288" calcext:value-type="float">
            <text:p>1.2150018711028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5423" calcext:value-type="float">
            <text:p>0.086542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39669" calcext:value-type="float">
            <text:p>0.0239669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14" calcext:value-type="float">
            <text:p>0.14</text:p>
          </table:table-cell>
          <table:table-cell office:value-type="float" office:value="1854570" calcext:value-type="float">
            <text:p>1854570</text:p>
          </table:table-cell>
          <table:table-cell table:formula="of:=[.G4]/[.I4]" office:value-type="float" office:value="3.61090921228861" calcext:value-type="float">
            <text:p>3.61090921228861</text:p>
          </table:table-cell>
          <table:table-cell table:formula="of:=[.H4]/[.J4]" office:value-type="float" office:value="1.2099181135869" calcext:value-type="float">
            <text:p>1.2099181135869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3132" calcext:value-type="float">
            <text:p>0.084313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0232459" calcext:value-type="float">
            <text:p>0.0232459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15" calcext:value-type="float">
            <text:p>0.15</text:p>
          </table:table-cell>
          <table:table-cell office:value-type="float" office:value="1183120" calcext:value-type="float">
            <text:p>1183120</text:p>
          </table:table-cell>
          <table:table-cell table:formula="of:=[.G5]/[.I5]" office:value-type="float" office:value="3.62701379598123" calcext:value-type="float">
            <text:p>3.62701379598123</text:p>
          </table:table-cell>
          <table:table-cell table:formula="of:=[.H5]/[.J5]" office:value-type="float" office:value="1.08810496519767" calcext:value-type="float">
            <text:p>1.0881049651976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1623" calcext:value-type="float">
            <text:p>0.087162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261" calcext:value-type="float">
            <text:p>0.0206261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13" calcext:value-type="float">
            <text:p>0.13</text:p>
          </table:table-cell>
          <table:table-cell office:value-type="float" office:value="748392" calcext:value-type="float">
            <text:p>748392</text:p>
          </table:table-cell>
          <table:table-cell table:formula="of:=[.G6]/[.I6]" office:value-type="float" office:value="4.22582553172922" calcext:value-type="float">
            <text:p>4.22582553172922</text:p>
          </table:table-cell>
          <table:table-cell table:formula="of:=[.H6]/[.J6]" office:value-type="float" office:value="1.27626071478473" calcext:value-type="float">
            <text:p>1.2762607147847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777" calcext:value-type="float">
            <text:p>0.086677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0202026" calcext:value-type="float">
            <text:p>0.020202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13" calcext:value-type="float">
            <text:p>0.13</text:p>
          </table:table-cell>
          <table:table-cell office:value-type="float" office:value="605893" calcext:value-type="float">
            <text:p>605893</text:p>
          </table:table-cell>
          <table:table-cell table:formula="of:=[.G7]/[.I7]" office:value-type="float" office:value="4.29042301485947" calcext:value-type="float">
            <text:p>4.29042301485947</text:p>
          </table:table-cell>
          <table:table-cell table:formula="of:=[.H7]/[.J7]" office:value-type="float" office:value="1.2656233863276" calcext:value-type="float">
            <text:p>1.265623386327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9531" calcext:value-type="float">
            <text:p>0.0859531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131" calcext:value-type="float">
            <text:p>0.0196131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14" calcext:value-type="float">
            <text:p>0.14</text:p>
          </table:table-cell>
          <table:table-cell office:value-type="float" office:value="544841" calcext:value-type="float">
            <text:p>544841</text:p>
          </table:table-cell>
          <table:table-cell table:formula="of:=[.G8]/[.I8]" office:value-type="float" office:value="4.38243316966721" calcext:value-type="float">
            <text:p>4.38243316966721</text:p>
          </table:table-cell>
          <table:table-cell table:formula="of:=[.H8]/[.J8]" office:value-type="float" office:value="1.25514536337794" calcext:value-type="float">
            <text:p>1.255145363377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9491" calcext:value-type="float">
            <text:p>0.08494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313" calcext:value-type="float">
            <text:p>0.0189313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4" calcext:value-type="float">
            <text:p>0.14</text:p>
          </table:table-cell>
          <table:table-cell office:value-type="float" office:value="540725" calcext:value-type="float">
            <text:p>540725</text:p>
          </table:table-cell>
          <table:table-cell table:formula="of:=[.G9]/[.I9]" office:value-type="float" office:value="4.48723014267377" calcext:value-type="float">
            <text:p>4.48723014267377</text:p>
          </table:table-cell>
          <table:table-cell table:formula="of:=[.H9]/[.J9]" office:value-type="float" office:value="1.08810507400752" calcext:value-type="float">
            <text:p>1.0881050740075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84" calcext:value-type="float">
            <text:p>0.078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49932" calcext:value-type="float">
            <text:p>0.0149932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" calcext:value-type="float">
            <text:p>0.11</text:p>
          </table:table-cell>
          <table:table-cell office:value-type="float" office:value="564234" calcext:value-type="float">
            <text:p>564234</text:p>
          </table:table-cell>
          <table:table-cell table:formula="of:=[.G10]/[.I10]" office:value-type="float" office:value="5.25464877411093" calcext:value-type="float">
            <text:p>5.25464877411093</text:p>
          </table:table-cell>
          <table:table-cell table:formula="of:=[.H10]/[.J10]" office:value-type="float" office:value="1.383125" calcext:value-type="float">
            <text:p>1.3831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608" calcext:value-type="float">
            <text:p>0.078760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49777" calcext:value-type="float">
            <text:p>0.014977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1" calcext:value-type="float">
            <text:p>0.11</text:p>
          </table:table-cell>
          <table:table-cell office:value-type="float" office:value="543790" calcext:value-type="float">
            <text:p>543790</text:p>
          </table:table-cell>
          <table:table-cell table:formula="of:=[.G11]/[.I11]" office:value-type="float" office:value="5.25853769270315" calcext:value-type="float">
            <text:p>5.25853769270315</text:p>
          </table:table-cell>
          <table:table-cell table:formula="of:=[.H11]/[.J11]" office:value-type="float" office:value="1.383125" calcext:value-type="float">
            <text:p>1.3831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5774" calcext:value-type="float">
            <text:p>0.07857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426" calcext:value-type="float">
            <text:p>0.0148426</text:p>
          </table:table-cell>
          <table:table-cell office:value-type="float" office:value="0.0097561" calcext:value-type="float">
            <text:p>0.0097561</text:p>
          </table:table-cell>
          <table:table-cell office:value-type="float" office:value="0.12" calcext:value-type="float">
            <text:p>0.12</text:p>
          </table:table-cell>
          <table:table-cell office:value-type="float" office:value="513720" calcext:value-type="float">
            <text:p>513720</text:p>
          </table:table-cell>
          <table:table-cell table:formula="of:=[.G12]/[.I12]" office:value-type="float" office:value="5.29404551763168" calcext:value-type="float">
            <text:p>5.29404551763168</text:p>
          </table:table-cell>
          <table:table-cell table:formula="of:=[.H12]/[.J12]" office:value-type="float" office:value="1.68724182818954" calcext:value-type="float">
            <text:p>1.6872418281895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2226" calcext:value-type="float">
            <text:p>0.0782226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4936" calcext:value-type="float">
            <text:p>0.0144936</text:p>
          </table:table-cell>
          <table:table-cell office:value-type="float" office:value="0.00892857" calcext:value-type="float">
            <text:p>0.00892857</text:p>
          </table:table-cell>
          <table:table-cell office:value-type="float" office:value="0.13" calcext:value-type="float">
            <text:p>0.13</text:p>
          </table:table-cell>
          <table:table-cell office:value-type="float" office:value="565599" calcext:value-type="float">
            <text:p>565599</text:p>
          </table:table-cell>
          <table:table-cell table:formula="of:=[.G13]/[.I13]" office:value-type="float" office:value="5.39704421261798" calcext:value-type="float">
            <text:p>5.39704421261798</text:p>
          </table:table-cell>
          <table:table-cell table:formula="of:=[.H13]/[.J13]" office:value-type="float" office:value="1.61151225784196" calcext:value-type="float">
            <text:p>1.61151225784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23:36:42.23562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3T23:38:51.265741071</dc:date>
    <meta:editing-duration>PT13M48S</meta:editing-duration>
    <meta:editing-cycles>4</meta:editing-cycles>
    <meta:generator>LibreOffice/7.0.3.1$Linux_X86_64 LibreOffice_project/00$Build-1</meta:generator>
    <meta:document-statistic meta:table-count="1" meta:cell-count="184" meta:object-count="0"/>
  </office:meta>
</office:document-meta>
</file>